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JODTestTable" style:family="table">
      <style:table-properties style:width="11.906cm" table:align="left"/>
    </style:style>
    <style:style style:name="JODTestTable.A" style:family="table-column">
      <style:table-column-properties style:column-width="5.662cm"/>
    </style:style>
    <style:style style:name="JODTestTable.B" style:family="table-column">
      <style:table-column-properties style:column-width="1.64cm"/>
    </style:style>
    <style:style style:name="JODTestTable.C" style:family="table-column">
      <style:table-column-properties style:column-width="4.604cm"/>
    </style:style>
    <style:style style:name="JODTest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JODTestTable.C1" style:family="table-cell">
      <style:table-cell-properties fo:padding="0.097cm" fo:border="0.002cm solid #000000"/>
    </style:style>
    <style:style style:name="JODTestTable.A2" style:family="table-cell">
      <style:table-cell-properties fo:padding="0.097cm" fo:border-left="0.002cm solid #000000" fo:border-right="none" fo:border-top="none" fo:border-bottom="0.002cm solid #000000"/>
    </style:style>
    <style:style style:name="JODTestTable.B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JODTestTable.C2" style:family="table-cell" style:data-style-name="N106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Header" style:master-page-name="">
      <style:paragraph-properties fo:text-align="center" style:justify-single-word="false" style:page-number="auto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text-properties style:font-name="Times New Roman" style:font-name-complex="Times New Roman"/>
    </style:style>
    <style:style style:name="P4" style:family="paragraph">
      <style:paragraph-properties fo:text-align="center"/>
    </style:style>
    <style:style style:name="fr1" style:family="graphic" style:parent-style-name="Frame">
      <style:graphic-properties style:protect="position" style:vertical-pos="top" style:vertical-rel="paragraph-content" style:horizontal-pos="right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  <number:date-style style:name="N106">
      <number:day number:style="long"/>
      <number:text> </number:text>
      <number:month number:style="long" number:textual="true"/>
      <number:text> </number:text>
      <number:year/>
      <number:text> </number:text>
      <number:hours number:style="long"/>
      <number:text>:</number:text>
      <number:minute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itre 2</text:h>
      <text:p text:style-name="P3"><text:s/>۝ <text:s text:c="2"/>§</text:p>
      <table:table table:name="JODTestTable" table:style-name="JODTestTable">
        <table:table-column table:style-name="JODTestTable.A"/>
        <table:table-column table:style-name="JODTestTable.B"/>
        <table:table-column table:style-name="JODTestTable.C"/>
        <table:table-header-rows>
          <table:table-row>
            <table:table-cell table:style-name="JODTestTable.A1" office:value-type="string">
              <text:p text:style-name="Table_20_Contents">Header row</text:p>
            </table:table-cell>
            <table:table-cell table:style-name="JODTestTable.A1" office:value-type="string">
              <text:p text:style-name="Table_20_Contents"/>
            </table:table-cell>
            <table:table-cell table:style-name="JODTestTable.C1" office:value-type="string">
              <text:p text:style-name="Table_20_Contents"/>
            </table:table-cell>
          </table:table-row>
        </table:table-header-rows>
        <table:table-row>
          <table:table-cell table:style-name="JODTestTable.A2" office:value-type="string">
            <text:p text:style-name="Table_20_Contents"/>
          </table:table-cell>
          <table:table-cell table:style-name="JODTestTable.B2" office:value-type="float" office:value="3.54">
            <text:p text:style-name="P2">3,54</text:p>
          </table:table-cell>
          <table:table-cell table:style-name="JODTestTable.C2" office:value-type="date" office:date-value="2005-01-12T12:35:00">
            <text:p text:style-name="P2">12 janvier 05 12:35</text:p>
          </table:table-cell>
        </table:table-row>
      </table:table>
      <text:p text:style-name="P3"><draw:frame draw:style-name="fr1" draw:name="Cadre1" text:anchor-type="paragraph" svg:width="4.272cm" draw:z-index="0">
     <draw:text-box fo:min-height="1.277cm">
      <text:p text:style-name="Frame_20_contents">FrameContent</text:p>
     </draw:text-box>
    </draw:frame><draw:ellipse text:anchor-type="paragraph" draw:z-index="1" draw:name="Ellipse" draw:style-name="gr1" draw:text-style-name="P4" svg:width="3.317cm" svg:height="1.445cm" svg:x="0.476cm" svg:y="0.575cm">
     <text:p/>
    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center" style:justify-single-word="false" style:page-number="auto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P1">Head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
  </meta:generator>
    <meta:initial-creator>Sylvain Cuaz</meta:initial-creator>
    <meta:creation-date>2008-06-19T15:36:49</meta:creation-date>
    <dc:creator>Sylvain Cuaz</dc:creator>
    <dc:date>2009-10-26T15:29:22</dc:date>
    <meta:editing-cycles>16</meta:editing-cycles>
    <meta:editing-duration>PT50M12S</meta:editing-duration>
    <meta:user-defined meta:name="Info 1">firstInfo</meta:user-defined>
    <meta:user-defined meta:name="secondName"/>
    <meta:user-defined meta:name="Info 3"/>
    <meta:user-defined meta:name="Info 4"/>
    <meta:document-statistic meta:table-count="1" meta:image-count="0" meta:object-count="0" meta:page-count="1" meta:paragraph-count="7" meta:word-count="11" meta:character-count="64"/>
  </office:meta>
</office:document-meta>
</file>